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765cm" fo:min-width="10.071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3.475cm" fo:min-width="17.51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top" draw:auto-grow-height="false" fo:min-height="3.332cm" fo:min-width="9.751cm"/>
    </style:style>
    <style:style style:name="gr7" style:family="graphic" style:parent-style-name="standard">
      <style:graphic-properties draw:stroke="none" svg:stroke-color="#000000" draw:fill="none" draw:fill-color="#ffffff" fo:min-height="0.471cm"/>
    </style:style>
    <style:style style:name="gr8" style:family="graphic" style:parent-style-name="standard">
      <style:graphic-properties draw:stroke="none" svg:stroke-color="#000000" draw:fill="none" draw:fill-color="#ffffff" fo:min-height="0.627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0.543cm" fo:min-width="2.992cm"/>
    </style:style>
    <style:style style:name="gr11" style:family="graphic" style:parent-style-name="standard">
      <style:graphic-properties draw:fill-color="#ffcccc" draw:textarea-horizontal-align="justify" draw:textarea-vertical-align="middle" draw:auto-grow-height="false" fo:min-height="0.543cm" fo:min-width="2.993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765cm" fo:min-width="9.753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1.867cm" fo:min-width="17.68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4.621cm" fo:min-width="11.674cm"/>
    </style:style>
    <style:style style:name="gr15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2.279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92cm" fo:min-width="2.865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3.872cm" fo:min-width="5.562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0.777cm" fo:min-width="3.152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922cm" fo:min-width="3.453cm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0.475cm" fo:min-width="2.439cm"/>
    </style:style>
    <style:style style:name="gr22" style:family="graphic" style:parent-style-name="standard">
      <style:graphic-properties draw:fill-color="#99ccff" draw:textarea-horizontal-align="justify" draw:textarea-vertical-align="top" draw:auto-grow-height="false" fo:min-height="3.333cm" fo:min-width="10.861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.899cm" fo:min-width="4.507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3.872cm" fo:min-width="7.288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2.11cm" fo:min-width="4.751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ffcccc"/>
      <style:paragraph-properties fo:text-align="center"/>
      <style:text-properties style:font-name="Arial"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2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13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tialize WtPLSQL" draw:style-name="dp1" draw:master-page-name="Default">
        <draw:custom-shape draw:style-name="gr1" draw:text-style-name="P2" draw:layer="layout" svg:width="11.113cm" svg:height="5.557cm" svg:x="8.937cm" svg:y="9.413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415cm" svg:height="4.127cm" svg:x="1.635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968cm" svg:height="0.803cm" draw:transform="skewX (-0.00628318530717958) rotate (-0.00628318530718033) translate (2.905cm 4.616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4.762cm" svg:height="0.793cm" svg:x="14.97cm" svg:y="10.843cm">
          <text:p text:style-name="P1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683cm" svg:y1="7.53cm" svg:x2="9.572cm" svg:y2="12.037cm" draw:start-shape="id1" draw:start-glue-point="2" draw:end-shape="id2" svg:d="M5683 7530l3889 4507" svg:viewBox="0 0 3890 4508">
          <text:p/>
        </draw:connector>
        <draw:custom-shape draw:style-name="gr3" draw:text-style-name="P3" xml:id="id2" draw:id="id2" draw:layer="layout" svg:width="3.968cm" svg:height="0.803cm" draw:transform="skewX (-0.00628318530717958) rotate (-0.00628318530718033) translate (9.572cm 11.636cm)">
          <text:p text:style-name="P1"><text:span text:style-name="T1">Init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0.637cm" svg:height="3.968cm" svg:x="6.238cm" svg:y="15.605cm">
          <text:p text:style-name="P6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525cm" svg:y1="18.139cm" svg:x2="12.27cm" svg:y2="18.541cm" draw:start-shape="id3" draw:start-glue-point="1" draw:end-shape="id4" draw:end-glue-point="3" svg:d="M10525 18139l1745 402" svg:viewBox="0 0 1746 403">
          <text:p/>
        </draw:connector>
        <draw:custom-shape draw:style-name="gr4" draw:text-style-name="P4" xml:id="id5" draw:id="id5" draw:layer="layout" svg:width="4.762cm" svg:height="0.793cm" svg:x="14.97cm" svg:y="13.144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3.54cm" svg:y1="12.062cm" svg:x2="14.97cm" svg:y2="13.54cm" draw:start-shape="id2" draw:start-glue-point="1" draw:end-shape="id5" draw:end-glue-point="3" svg:d="M13540 12062l1430 1478" svg:viewBox="0 0 1431 1479">
          <text:p/>
        </draw:connector>
        <draw:custom-shape draw:style-name="gr3" draw:text-style-name="P3" xml:id="id1" draw:id="id1" draw:layer="layout" svg:width="3.968cm" svg:height="0.803cm" draw:transform="skewX (-0.00628318530717958) rotate (-0.00628318530718033) translate (3.699cm 6.715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889cm" svg:y1="5.431cm" svg:x2="5.683cm" svg:y2="6.727cm" draw:start-shape="id6" draw:start-glue-point="2" draw:end-shape="id1" draw:end-glue-point="0" svg:d="M4889 5431l794 1296" svg:viewBox="0 0 795 1297">
          <text:p/>
        </draw:connector>
        <draw:connector draw:style-name="gr5" draw:text-style-name="P5" draw:layer="layout" draw:type="line" svg:x1="13.54cm" svg:y1="12.062cm" svg:x2="14.97cm" svg:y2="11.239cm" draw:start-shape="id2" draw:start-glue-point="1" draw:end-shape="id7" draw:end-glue-point="3" svg:d="M13540 12062l1430-823" svg:viewBox="0 0 1431 824">
          <text:p/>
        </draw:connector>
        <draw:frame draw:style-name="gr7" draw:text-style-name="P9" draw:layer="layout" svg:width="7.62cm" svg:height="0.721cm" svg:x="1.635cm" svg:y="2.59cm">
          <draw:text-box>
            <text:p text:style-name="P8"><text:span text:style-name="T3"><loext:page-name>&lt;page-name&gt;</loext:page-name></text:span></text:p>
          </draw:text-box>
        </draw:frame>
        <draw:connector draw:style-name="gr5" draw:text-style-name="P5" draw:layer="layout" draw:type="line" svg:x1="7.667cm" svg:y1="7.141cm" svg:x2="14.028cm" svg:y2="6.602cm" draw:start-shape="id1" draw:end-shape="id8" svg:d="M7667 7141l6361-539" svg:viewBox="0 0 6362 540">
          <text:p/>
        </draw:connector>
        <draw:frame draw:style-name="gr8" draw:text-style-name="P10" draw:layer="layout" svg:width="10.16cm" svg:height="0.87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onnector draw:style-name="gr5" draw:text-style-name="P5" draw:layer="layout" draw:type="line" svg:x1="10.525cm" svg:y1="18.139cm" svg:x2="12.271cm" svg:y2="17.429cm" draw:start-shape="id3" draw:start-glue-point="1" draw:end-shape="id9" draw:end-glue-point="3" svg:d="M10525 18139l1746-710" svg:viewBox="0 0 1747 711">
          <text:p/>
        </draw:connector>
        <draw:connector draw:style-name="gr5" draw:text-style-name="P5" draw:layer="layout" draw:type="line" svg:x1="5.683cm" svg:y1="7.53cm" svg:x2="8.541cm" svg:y2="17.725cm" draw:start-shape="id1" draw:start-glue-point="2" draw:end-shape="id3" draw:end-glue-point="0" svg:d="M5683 7530l2858 10195" svg:viewBox="0 0 2859 10196">
          <text:p/>
        </draw:connector>
        <draw:custom-shape draw:style-name="gr3" draw:text-style-name="P3" xml:id="id3" draw:id="id3" draw:layer="layout" svg:width="3.968cm" svg:height="0.803cm" draw:transform="skewX (-0.00628318530717958) rotate (-0.00628318530718033) translate (6.557cm 17.713cm)">
          <draw:glue-point draw:id="4" svg:x="-2.2cm" svg:y="-5cm"/>
          <text:p text:style-name="P1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4.762cm" svg:height="0.793cm" svg:x="14.97cm" svg:y="11.953cm">
          <text:p text:style-name="P1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968cm" svg:height="0.803cm" draw:transform="skewX (-0.00628318530717958) rotate (-0.00628318530718033) translate (9.414cm 13.065cm)">
          <text:p text:style-name="P1"><text:span text:style-name="T1">Init2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83cm" svg:y1="7.53cm" svg:x2="9.414cm" svg:y2="13.466cm" draw:start-shape="id1" draw:start-glue-point="2" draw:end-shape="id10" draw:end-glue-point="3" svg:d="M5683 7530l3731 5936" svg:viewBox="0 0 3732 5937">
          <text:p/>
        </draw:connector>
        <draw:connector draw:style-name="gr5" draw:text-style-name="P5" draw:layer="layout" draw:type="line" svg:x1="13.54cm" svg:y1="12.062cm" svg:x2="14.97cm" svg:y2="12.349cm" draw:start-shape="id2" draw:start-glue-point="1" draw:end-shape="id11" draw:end-glue-point="3" svg:d="M13540 12062l1430 287" svg:viewBox="0 0 1431 288">
          <text:p/>
        </draw:connector>
        <draw:connector draw:style-name="gr5" draw:text-style-name="P5" draw:layer="layout" draw:type="line" svg:x1="16.171cm" svg:y1="7.017cm" svg:x2="17.351cm" svg:y2="10.843cm" draw:start-shape="id8" draw:start-glue-point="2" draw:end-shape="id7" draw:end-glue-point="0" svg:d="M16171 7017l1180 3826" svg:viewBox="0 0 1181 3827">
          <text:p/>
        </draw:connector>
        <draw:connector draw:style-name="gr5" draw:text-style-name="P5" draw:layer="layout" draw:type="line" svg:x1="13.382cm" svg:y1="13.491cm" svg:x2="14.97cm" svg:y2="13.54cm" draw:start-shape="id10" draw:start-glue-point="1" draw:end-shape="id5" draw:end-glue-point="3" svg:d="M13382 13491l1588 49" svg:viewBox="0 0 1589 50">
          <text:p/>
        </draw:connector>
        <draw:custom-shape draw:style-name="gr9" draw:text-style-name="P3" xml:id="id8" draw:id="id8" draw:layer="layout" svg:width="4.286cm" svg:height="0.803cm" draw:transform="skewX (-0.00628318530717958) rotate (-0.00628318530718033) translate (14.028cm 6.201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9" draw:id="id9" draw:layer="layout" svg:width="3.492cm" svg:height="0.793cm" svg:x="12.271cm" svg:y="17.033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4" draw:id="id4" draw:layer="layout" svg:width="3.493cm" svg:height="0.793cm" svg:x="12.27cm" svg:y="18.145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</draw:page>
      <draw:page draw:name="Test Runner" draw:style-name="dp1" draw:master-page-name="Default">
        <draw:custom-shape draw:style-name="gr12" draw:text-style-name="P2" draw:layer="layout" svg:width="10.795cm" svg:height="5.557cm" svg:x="9.255cm" svg:y="12.747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8.415cm" svg:height="2.345cm" svg:x="1.635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1" draw:id="id21" draw:layer="layout" svg:width="4.762cm" svg:height="0.793cm" svg:x="14.97cm" svg:y="14.177cm">
          <text:p text:style-name="P1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.796cm" svg:y1="5.307cm" svg:x2="4.492cm" svg:y2="17.266cm" draw:start-shape="id12" draw:start-glue-point="2" draw:end-shape="id13" draw:end-glue-point="1" svg:d="M16796 5307l-12304 11959" svg:viewBox="0 0 12305 11960">
          <text:p/>
        </draw:connector>
        <draw:custom-shape draw:style-name="gr14" draw:text-style-name="P7" draw:layer="layout" svg:width="12.7cm" svg:height="5.397cm" svg:x="5.603cm" svg:y="19.256cm">
          <text:p text:style-name="P6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968cm" svg:height="0.803cm" draw:transform="skewX (-0.00628318530717958) rotate (-0.00628318530718033) translate (9.89cm 16.399cm)">
          <text:p text:style-name="P1"><text:span text:style-name="T1">add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3.858cm" svg:y1="16.825cm" svg:x2="15.129cm" svg:y2="17.271cm" draw:start-shape="id14" draw:start-glue-point="1" draw:end-shape="id15" draw:end-glue-point="3" svg:d="M13858 16825l1271 446" svg:viewBox="0 0 1272 447">
          <text:p/>
        </draw:connector>
        <draw:custom-shape draw:style-name="gr15" draw:text-style-name="P11" xml:id="id13" draw:id="id13" draw:layer="layout" svg:width="2.857cm" svg:height="0.803cm" draw:transform="skewX (-0.00628318530717958) rotate (-0.00628318530718033) translate (1.635cm 16.847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063cm" svg:y1="17.659cm" svg:x2="8.866cm" svg:y2="21.014cm" draw:start-shape="id13" draw:start-glue-point="2" draw:end-shape="id16" draw:end-glue-point="0" svg:d="M3063 17659l5803 3355" svg:viewBox="0 0 5804 3356">
          <text:p/>
        </draw:connector>
        <draw:connector draw:style-name="gr5" draw:text-style-name="P5" draw:layer="layout" draw:type="line" svg:x1="3.063cm" svg:y1="17.659cm" svg:x2="8.549cm" svg:y2="22.216cm" draw:start-shape="id13" draw:start-glue-point="2" draw:end-shape="id17" draw:end-glue-point="0" svg:d="M3063 17659l5486 4557" svg:viewBox="0 0 5487 4558">
          <text:p/>
        </draw:connector>
        <draw:connector draw:style-name="gr5" draw:text-style-name="P5" draw:layer="layout" draw:type="line" svg:x1="3.063cm" svg:y1="17.659cm" svg:x2="8.224cm" svg:y2="23.429cm" draw:start-shape="id13" draw:start-glue-point="2" draw:end-shape="id18" draw:end-glue-point="0" svg:d="M3063 17659l5161 5770" svg:viewBox="0 0 5162 5771">
          <text:p/>
        </draw:connector>
        <draw:connector draw:style-name="gr5" draw:text-style-name="P5" draw:layer="layout" draw:type="line" svg:x1="13.619cm" svg:y1="22.283cm" svg:x2="11.874cm" svg:y2="17.214cm" draw:start-shape="id19" draw:start-glue-point="0" draw:end-shape="id14" draw:end-glue-point="2" svg:d="M13619 22283l-1745-5069" svg:viewBox="0 0 1746 5070">
          <text:p/>
        </draw:connector>
        <draw:connector draw:style-name="gr5" draw:text-style-name="P5" draw:layer="layout" draw:type="line" svg:x1="10.533cm" svg:y1="22.63cm" svg:x2="11.874cm" svg:y2="22.92cm" draw:start-shape="id17" draw:end-shape="id19" draw:end-glue-point="3" svg:d="M10533 22630l1341 290" svg:viewBox="0 0 1342 291">
          <text:p/>
        </draw:connector>
        <draw:connector draw:style-name="gr5" draw:text-style-name="P5" draw:layer="layout" draw:type="line" svg:x1="10.208cm" svg:y1="23.843cm" svg:x2="11.874cm" svg:y2="22.92cm" draw:start-shape="id18" draw:end-shape="id19" draw:end-glue-point="3" svg:d="M10208 23843l1666-923" svg:viewBox="0 0 1667 924">
          <text:p/>
        </draw:connector>
        <draw:custom-shape draw:style-name="gr4" draw:text-style-name="P4" xml:id="id15" draw:id="id15" draw:layer="layout" svg:width="4.762cm" svg:height="0.793cm" svg:x="15.129cm" svg:y="16.87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4.812cm 4.492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3.699cm" svg:y1="15.044cm" svg:x2="14.97cm" svg:y2="14.573cm" draw:start-shape="id20" draw:start-glue-point="1" draw:end-shape="id21" draw:end-glue-point="3" svg:d="M13699 15044l1271-471" svg:viewBox="0 0 1272 472">
          <text:p/>
        </draw:connector>
        <draw:frame draw:style-name="gr7" draw:text-style-name="P9" draw:layer="layout" svg:width="7.62cm" svg:height="0.721cm" svg:x="1.635cm" svg:y="2.59cm">
          <draw:text-box>
            <text:p text:style-name="P8"><text:span text:style-name="T3"><loext:page-name>&lt;page-name&gt;</loext:page-name></text:span></text:p>
          </draw:text-box>
        </draw:frame>
        <draw:custom-shape draw:style-name="gr16" draw:text-style-name="P3" xml:id="id19" draw:id="id19" draw:layer="layout" svg:width="3.491cm" svg:height="1.296cm" draw:transform="skewX (-0.00628318530717959) rotate (-0.00628318530718033) translate (11.874cm 22.272cm)">
          <text:p text:style-name="P1"><text:span text:style-name="T1">process_assetion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85cm" svg:y1="21.428cm" svg:x2="11.874cm" svg:y2="22.92cm" draw:start-shape="id16" draw:start-glue-point="1" draw:end-shape="id19" draw:end-glue-point="3" svg:d="M10850 21428l1024 1492" svg:viewBox="0 0 1025 1493">
          <text:p/>
        </draw:connector>
        <draw:frame draw:style-name="gr8" draw:text-style-name="P10" draw:layer="layout" svg:width="10.16cm" svg:height="0.87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ustom-shape draw:style-name="gr3" draw:text-style-name="P3" xml:id="id16" draw:id="id16" draw:layer="layout" svg:width="3.968cm" svg:height="0.803cm" draw:transform="skewX (-0.00628318530717958) rotate (-0.00628318530718033) translate (6.882cm 21.00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3.968cm" svg:height="0.803cm" draw:transform="skewX (-0.00628318530717958) rotate (-0.00628318530718033) translate (6.565cm 22.204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3.968cm" svg:height="0.803cm" draw:transform="skewX (-0.00628318530717958) rotate (-0.00628318530718033) translate (6.24cm 23.41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3.858cm" svg:y1="16.825cm" svg:x2="14.97cm" svg:y2="16.002cm" draw:start-shape="id14" draw:start-glue-point="1" draw:end-shape="id22" draw:end-glue-point="3" svg:d="M13858 16825l1112-823" svg:viewBox="0 0 1113 824">
          <text:p/>
        </draw:connector>
        <draw:custom-shape draw:style-name="gr4" draw:text-style-name="P4" xml:id="id22" draw:id="id22" draw:layer="layout" svg:width="4.762cm" svg:height="0.793cm" svg:x="14.97cm" svg:y="15.606cm">
          <text:p text:style-name="P1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9.731cm 14.618cm)">
          <text:p text:style-name="P1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3" draw:id="id23" draw:layer="layout" svg:width="3.492cm" svg:height="0.793cm" svg:x="1.952cm" svg:y="4.017cm">
          <text:p text:style-name="P1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.063cm" svg:y1="16.856cm" svg:x2="3.698cm" svg:y2="4.81cm" draw:start-shape="id13" draw:start-glue-point="0" draw:end-shape="id23" draw:end-glue-point="2" svg:d="M3063 16856l635-12046" svg:viewBox="0 0 636 12047">
          <text:p/>
        </draw:connector>
        <draw:connector draw:style-name="gr5" draw:text-style-name="P5" draw:layer="layout" draw:type="line" svg:x1="16.796cm" svg:y1="5.307cm" svg:x2="11.715cm" svg:y2="14.63cm" draw:start-shape="id12" draw:start-glue-point="2" draw:end-shape="id20" draw:end-glue-point="0" svg:d="M16796 5307l-5081 9323" svg:viewBox="0 0 5082 9324">
          <text:p/>
        </draw:connector>
        <draw:custom-shape draw:style-name="gr17" draw:text-style-name="P2" draw:layer="layout" svg:width="6.508cm" svg:height="4.568cm" svg:x="4.333cm" svg:y="6.115cm">
          <text:p text:style-name="P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6" draw:id="id26" draw:layer="layout" svg:width="3.762cm" svg:height="1.137cm" draw:transform="skewX (-0.00628318530717958) rotate (-0.00628318530718033) translate (6.604cm 9.046cm)">
          <text:p text:style-name="P1"><text:span text:style-name="T1">execute_test_runner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7" draw:id="id27" draw:layer="layout" svg:width="4.079cm" svg:height="1.298cm" draw:transform="skewX (-0.00628318530717958) rotate (-0.00628318530718033) translate (4.382cm 11.477cm)">
          <text:p text:style-name="P1"><text:span text:style-name="T1">wt_execute_test_runner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25" draw:id="id25" draw:layer="layout" svg:width="4.445cm" svg:height="1.27cm" svg:x="8.461cm" svg:y="6.873cm">
          <text:p text:style-name="P1"><text:span text:style-name="T6">HOOKS</text:span></text:p>
          <text:p text:style-name="P1"><text:span text:style-name="T6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4" draw:id="id24" draw:layer="layout" svg:width="3.017cm" svg:height="0.803cm" draw:transform="skewX (-0.00628318530717958) rotate (-0.00628318530718033) translate (4.65cm 7.48cm)">
          <text:p text:style-name="P1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667cm" svg:y1="7.9cm" svg:x2="8.461cm" svg:y2="7.508cm" draw:start-shape="id24" draw:end-shape="id25" svg:d="M7667 7900l794-392" svg:viewBox="0 0 795 393">
          <text:p/>
        </draw:connector>
        <draw:connector draw:style-name="gr5" draw:text-style-name="P5" draw:layer="layout" draw:type="line" svg:x1="6.158cm" svg:y1="8.292cm" svg:x2="6.604cm" svg:y2="9.614cm" draw:start-shape="id24" draw:start-glue-point="2" draw:end-shape="id26" svg:d="M6158 8292l446 1322" svg:viewBox="0 0 447 1323">
          <text:p/>
        </draw:connector>
        <draw:connector draw:style-name="gr5" draw:text-style-name="P5" draw:layer="layout" draw:type="line" svg:x1="8.485cm" svg:y1="10.195cm" svg:x2="6.421cm" svg:y2="11.49cm" draw:start-shape="id26" draw:start-glue-point="2" draw:end-shape="id27" draw:end-glue-point="0" svg:d="M8485 10195l-2064 1295" svg:viewBox="0 0 2065 1296">
          <text:p/>
        </draw:connector>
        <draw:connector draw:style-name="gr5" draw:text-style-name="P5" draw:layer="layout" draw:type="line" svg:x1="6.421cm" svg:y1="12.788cm" svg:x2="4.492cm" svg:y2="17.266cm" draw:start-shape="id27" draw:start-glue-point="2" draw:end-shape="id13" svg:d="M6421 12788l-1929 4478" svg:viewBox="0 0 1930 4479">
          <text:p/>
        </draw:connector>
        <draw:connector draw:style-name="gr5" draw:text-style-name="P5" draw:layer="layout" draw:type="line" svg:x1="16.796cm" svg:y1="5.307cm" svg:x2="10.366cm" svg:y2="9.638cm" draw:start-shape="id12" draw:start-glue-point="2" draw:end-shape="id26" svg:d="M16796 5307l-6430 4331" svg:viewBox="0 0 6431 4332">
          <text:p/>
        </draw:connector>
        <draw:custom-shape draw:style-name="gr10" draw:text-style-name="P4" xml:id="id28" draw:id="id28" draw:layer="layout" svg:width="3.492cm" svg:height="0.793cm" svg:x="8.866cm" svg:y="19.573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3.619cm" svg:y1="22.283cm" svg:x2="10.612cm" svg:y2="20.366cm" draw:start-shape="id19" draw:start-glue-point="0" draw:end-shape="id28" draw:end-glue-point="2" svg:d="M13619 22283l-3007-1917" svg:viewBox="0 0 3008 1918">
          <text:p/>
        </draw:connector>
        <draw:connector draw:style-name="gr5" draw:text-style-name="P5" draw:layer="layout" draw:type="line" svg:x1="3.063cm" svg:y1="17.659cm" svg:x2="8.866cm" svg:y2="19.969cm" draw:start-shape="id13" draw:start-glue-point="2" draw:end-shape="id28" svg:d="M3063 17659l5803 2310" svg:viewBox="0 0 5804 2311">
          <text:p/>
        </draw:connector>
        <draw:connector draw:style-name="gr5" draw:text-style-name="P5" draw:layer="layout" draw:type="line" svg:x1="13.619cm" svg:y1="22.283cm" svg:x2="14.97cm" svg:y2="14.573cm" draw:start-shape="id19" draw:start-glue-point="0" draw:end-shape="id21" svg:d="M13619 22283l1351-7710" svg:viewBox="0 0 1352 7711">
          <text:p/>
        </draw:connector>
        <draw:custom-shape draw:style-name="gr11" draw:text-style-name="P4" xml:id="id29" draw:id="id29" draw:layer="layout" svg:width="3.493cm" svg:height="0.793cm" svg:x="14.335cm" svg:y="20.685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3.643cm" svg:y1="22.284cm" svg:x2="14.335cm" svg:y2="21.081cm" draw:end-shape="id29" draw:end-glue-point="3" svg:d="M13643 22284l692-1203" svg:viewBox="0 0 693 1204">
          <text:p/>
        </draw:connector>
      </draw:page>
      <draw:page draw:name="Finalize WTPLSQL" draw:style-name="dp1" draw:master-page-name="Default">
        <draw:custom-shape draw:style-name="gr1" draw:text-style-name="P2" draw:layer="layout" svg:width="11.113cm" svg:height="5.557cm" svg:x="7.191cm" svg:y="10.524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11.747cm" svg:height="3.969cm" svg:x="2.905cm" svg:y="5.444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1.955cm" svg:y1="7.494cm" svg:x2="9.651cm" svg:y2="11.648cm" draw:start-shape="id30" draw:start-glue-point="2" draw:end-shape="id31" draw:end-glue-point="0" svg:d="M11955 7494l-2304 4154" svg:viewBox="0 0 2305 4155">
          <text:p/>
        </draw:connector>
        <draw:custom-shape draw:style-name="gr4" draw:text-style-name="P4" xml:id="id33" draw:id="id33" draw:layer="layout" svg:width="4.762cm" svg:height="0.793cm" svg:x="13.224cm" svg:y="11.954cm">
          <text:p text:style-name="P1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3.968cm" svg:height="0.803cm" draw:transform="skewX (-0.00628318530717958) rotate (-0.00628318530718033) translate (7.667cm 13.38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1.635cm" svg:y1="13.808cm" svg:x2="13.224cm" svg:y2="12.35cm" draw:start-shape="id32" draw:end-shape="id33" draw:end-glue-point="3" svg:d="M11635 13808l1589-1458" svg:viewBox="0 0 1590 1459">
          <text:p/>
        </draw:connector>
        <draw:custom-shape draw:style-name="gr4" draw:text-style-name="P4" xml:id="id34" draw:id="id34" draw:layer="layout" svg:width="4.762cm" svg:height="0.793cm" svg:x="13.224cm" svg:y="14.652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635cm" svg:y1="13.808cm" svg:x2="13.224cm" svg:y2="15.048cm" draw:start-shape="id32" draw:start-glue-point="1" draw:end-shape="id34" draw:end-glue-point="3" svg:d="M11635 13808l1589 1240" svg:viewBox="0 0 1590 1241">
          <text:p/>
        </draw:connector>
        <draw:connector draw:style-name="gr5" draw:text-style-name="P5" draw:layer="layout" draw:type="line" svg:x1="5.524cm" svg:y1="8.641cm" svg:x2="7.667cm" svg:y2="13.783cm" draw:start-shape="id35" draw:start-glue-point="2" draw:end-shape="id32" draw:end-glue-point="3" svg:d="M5524 8641l2143 5142" svg:viewBox="0 0 2144 5143">
          <text:p/>
        </draw:connector>
        <draw:custom-shape draw:style-name="gr3" draw:text-style-name="P3" xml:id="id35" draw:id="id35" draw:layer="layout" svg:width="3.968cm" svg:height="0.803cm" draw:transform="skewX (-0.00628318530717958) rotate (-0.00628318530718033) translate (3.54cm 7.826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62cm" svg:height="0.721cm" svg:x="1.635cm" svg:y="2.59cm">
          <draw:text-box>
            <text:p text:style-name="P8"><text:span text:style-name="T3"><loext:page-name>&lt;page-name&gt;</loext:page-name></text:span></text:p>
          </draw:text-box>
        </draw:frame>
        <draw:custom-shape draw:style-name="gr23" draw:text-style-name="P3" xml:id="id30" draw:id="id30" draw:layer="layout" svg:width="4.285cm" svg:height="0.803cm" draw:transform="skewX (-0.00628318530717958) rotate (-0.00628318530718033) translate (9.813cm 6.678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508cm" svg:y1="8.252cm" svg:x2="9.813cm" svg:y2="7.079cm" draw:start-shape="id35" draw:start-glue-point="1" draw:end-shape="id30" svg:d="M7508 8252l2305-1173" svg:viewBox="0 0 2306 1174">
          <text:p/>
        </draw:connector>
        <draw:frame draw:style-name="gr8" draw:text-style-name="P10" draw:layer="layout" svg:width="10.16cm" svg:height="0.87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ustom-shape draw:style-name="gr4" draw:text-style-name="P4" xml:id="id37" draw:id="id37" draw:layer="layout" svg:width="4.762cm" svg:height="0.793cm" svg:x="13.224cm" svg:y="13.383cm">
          <text:p text:style-name="P1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6" draw:id="id36" draw:layer="layout" svg:width="3.492cm" svg:height="0.793cm" svg:x="3.382cm" svg:y="6.239cm">
          <text:p text:style-name="P1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874cm" svg:y1="6.635cm" svg:x2="9.813cm" svg:y2="7.079cm" draw:start-shape="id36" draw:start-glue-point="1" draw:end-shape="id30" draw:end-glue-point="3" svg:d="M6874 6635l2939 444" svg:viewBox="0 0 2940 445">
          <text:p/>
        </draw:connector>
        <draw:connector draw:style-name="gr5" draw:text-style-name="P5" draw:layer="layout" draw:type="line" svg:x1="11.955cm" svg:y1="7.494cm" svg:x2="15.605cm" svg:y2="11.954cm" draw:start-shape="id30" draw:start-glue-point="2" draw:end-shape="id33" draw:end-glue-point="0" svg:d="M11955 7494l3650 4460" svg:viewBox="0 0 3651 4461">
          <text:p/>
        </draw:connector>
        <draw:connector draw:style-name="gr5" draw:text-style-name="P5" draw:layer="layout" draw:type="line" svg:x1="11.635cm" svg:y1="13.808cm" svg:x2="13.224cm" svg:y2="13.779cm" draw:start-shape="id32" draw:start-glue-point="1" draw:end-shape="id37" draw:end-glue-point="3" svg:d="M11635 13808l1589-29" svg:viewBox="0 0 1590 30">
          <text:p/>
        </draw:connector>
        <draw:custom-shape draw:style-name="gr3" draw:text-style-name="P3" xml:id="id31" draw:id="id31" draw:layer="layout" svg:width="3.968cm" svg:height="0.803cm" draw:transform="skewX (-0.00628318530717958) rotate (-0.00628318530718033) translate (7.667cm 11.636cm)">
          <text:p text:style-name="P1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1.635cm" svg:y1="12.062cm" svg:x2="13.224cm" svg:y2="12.35cm" draw:start-shape="id31" draw:start-glue-point="1" draw:end-shape="id33" draw:end-glue-point="3" svg:d="M11635 12062l1589 288" svg:viewBox="0 0 1590 289">
          <text:p/>
        </draw:connector>
      </draw:page>
      <draw:page draw:name="Test Run Text Reporting" draw:style-name="dp1" draw:master-page-name="Default">
        <draw:custom-shape draw:style-name="gr24" draw:text-style-name="P13" draw:layer="layout" svg:width="17.494cm" svg:height="14.723cm" svg:x="2.111cm" svg:y="7.35cm">
          <text:p text:style-name="P8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41" draw:id="id41" draw:layer="layout" svg:width="4.445cm" svg:height="1.27cm" svg:x="15.922cm" svg:y="12.071cm">
          <text:p text:style-name="P1"><text:span text:style-name="T6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39" draw:id="id39" draw:layer="layout" svg:width="4.445cm" svg:height="1.27cm" svg:x="15.682cm" svg:y="8.897cm">
          <text:p text:style-name="P1"><text:span text:style-name="T6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8" draw:id="id38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238cm" svg:y1="11.352cm" svg:x2="15.682cm" svg:y2="9.532cm" draw:start-shape="id38" draw:start-glue-point="1" draw:end-shape="id39" draw:end-glue-point="6" svg:d="M6238 11352l9444-1820" svg:viewBox="0 0 9445 1821">
          <text:p/>
        </draw:connector>
        <draw:connector draw:style-name="gr5" draw:text-style-name="P5" draw:layer="layout" draw:type="line" svg:x1="7.032cm" svg:y1="14.402cm" svg:x2="15.922cm" svg:y2="12.706cm" draw:start-shape="id40" draw:start-glue-point="1" draw:end-shape="id41" draw:end-glue-point="6" svg:d="M7032 14402l8890-1696" svg:viewBox="0 0 8891 1697">
          <text:p/>
        </draw:connector>
        <draw:custom-shape draw:style-name="gr3" draw:text-style-name="P3" xml:id="id43" draw:id="id43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811cm" svg:y1="21.618cm" svg:x2="9.492cm" svg:y2="23.162cm" draw:start-shape="id42" draw:start-glue-point="2" draw:end-shape="id43" draw:end-glue-point="0" svg:d="M9811 21618l-319 1544" svg:viewBox="0 0 320 1545">
          <text:p/>
        </draw:connector>
        <draw:custom-shape draw:style-name="gr20" draw:text-style-name="P12" xml:id="id45" draw:id="id45" draw:layer="layout" svg:width="4.445cm" svg:height="1.27cm" svg:x="15.763cm" svg:y="19.533cm">
          <text:p text:style-name="P1"><text:span text:style-name="T6">WT_DBOUT_PROFILES</text:span></text:p>
          <text:p text:style-name="P1"><text:span text:style-name="T6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555cm" svg:y1="17.861cm" svg:x2="15.763cm" svg:y2="20.168cm" draw:start-shape="id44" draw:end-shape="id45" draw:end-glue-point="6" svg:d="M6555 17861l9208 2307" svg:viewBox="0 0 9209 2308">
          <text:p/>
        </draw:connector>
        <draw:frame draw:style-name="gr7" draw:text-style-name="P14" draw:layer="layout" svg:width="7.62cm" svg:height="0.721cm" svg:x="1.635cm" svg:y="2.59cm">
          <draw:text-box>
            <text:p text:style-name="P8"><text:span text:style-name="T3"><loext:page-name>&lt;page-name&gt;</loext:page-name></text:span></text:p>
          </draw:text-box>
        </draw:frame>
        <draw:custom-shape draw:style-name="gr3" draw:text-style-name="P3" xml:id="id50" draw:id="id50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2" draw:id="id42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6" draw:id="id46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238cm" svg:y1="11.352cm" svg:x2="14.335cm" svg:y2="11.039cm" draw:start-shape="id38" draw:start-glue-point="1" draw:end-shape="id46" svg:d="M6238 11352l8097-313" svg:viewBox="0 0 8098 314">
          <text:p/>
        </draw:connector>
        <draw:connector draw:style-name="gr5" draw:text-style-name="P5" draw:layer="layout" draw:type="line" svg:x1="4.254cm" svg:y1="11.741cm" svg:x2="4.889cm" svg:y2="15.575cm" draw:start-shape="id38" draw:start-glue-point="2" draw:end-shape="id47" draw:end-glue-point="0" svg:d="M4254 11741l635 3834" svg:viewBox="0 0 636 3835">
          <text:p/>
        </draw:connector>
        <draw:connector draw:style-name="gr5" draw:text-style-name="P5" draw:layer="layout" draw:type="line" svg:x1="4.254cm" svg:y1="11.741cm" svg:x2="5.048cm" svg:y2="13.988cm" draw:start-shape="id38" draw:start-glue-point="2" draw:end-shape="id40" draw:end-glue-point="0" svg:d="M4254 11741l794 2247" svg:viewBox="0 0 795 2248">
          <text:p/>
        </draw:connector>
        <draw:connector draw:style-name="gr5" draw:text-style-name="P5" draw:layer="layout" draw:type="line" svg:x1="4.254cm" svg:y1="11.741cm" svg:x2="4.571cm" svg:y2="17.447cm" draw:start-shape="id38" draw:start-glue-point="2" draw:end-shape="id44" draw:end-glue-point="0" svg:d="M4254 11741l317 5706" svg:viewBox="0 0 318 5707">
          <text:p/>
        </draw:connector>
        <draw:connector draw:style-name="gr5" draw:text-style-name="P5" draw:layer="layout" draw:type="line" svg:x1="6.873cm" svg:y1="15.989cm" svg:x2="11.434cm" svg:y2="15.159cm" draw:start-shape="id47" draw:start-glue-point="1" draw:end-shape="id48" draw:end-glue-point="3" svg:d="M6873 15989l4561-830" svg:viewBox="0 0 4562 831">
          <text:p/>
        </draw:connector>
        <draw:connector draw:style-name="gr5" draw:text-style-name="P5" draw:layer="layout" draw:type="line" svg:x1="4.889cm" svg:y1="16.378cm" svg:x2="9.811cm" svg:y2="20.815cm" draw:start-shape="id47" draw:start-glue-point="2" draw:end-shape="id42" draw:end-glue-point="0" svg:d="M4889 16378l4922 4437" svg:viewBox="0 0 4923 4438">
          <text:p/>
        </draw:connector>
        <draw:connector draw:style-name="gr5" draw:text-style-name="P5" draw:layer="layout" draw:type="line" svg:x1="6.873cm" svg:y1="15.989cm" svg:x2="14.335cm" svg:y2="11.039cm" draw:start-shape="id47" draw:start-glue-point="1" draw:end-shape="id46" draw:end-glue-point="3" svg:d="M6873 15989l7462-4950" svg:viewBox="0 0 7463 4951">
          <text:p/>
        </draw:connector>
        <draw:connector draw:style-name="gr5" draw:text-style-name="P5" draw:layer="layout" draw:type="line" svg:x1="6.873cm" svg:y1="15.989cm" svg:x2="11.16cm" svg:y2="17.711cm" draw:start-shape="id47" draw:start-glue-point="1" draw:end-shape="id49" draw:end-glue-point="3" svg:d="M6873 15989l4287 1722" svg:viewBox="0 0 4288 1723">
          <text:p/>
        </draw:connector>
        <draw:connector draw:style-name="gr5" draw:text-style-name="P5" draw:layer="layout" draw:type="line" svg:x1="7.032cm" svg:y1="14.402cm" svg:x2="14.335cm" svg:y2="11.039cm" draw:start-shape="id40" draw:start-glue-point="1" draw:end-shape="id46" draw:end-glue-point="3" svg:d="M7032 14402l7303-3363" svg:viewBox="0 0 7304 3364">
          <text:p/>
        </draw:connector>
        <draw:connector draw:style-name="gr5" draw:text-style-name="P5" draw:layer="layout" draw:type="line" svg:x1="7.032cm" svg:y1="14.402cm" svg:x2="8.356cm" svg:y2="12.614cm" draw:start-shape="id40" draw:start-glue-point="1" draw:end-shape="id50" draw:end-glue-point="2" svg:d="M7032 14402l1324-1788" svg:viewBox="0 0 1325 1789">
          <text:p/>
        </draw:connector>
        <draw:connector draw:style-name="gr5" draw:text-style-name="P5" draw:layer="layout" draw:type="line" svg:x1="5.048cm" svg:y1="14.791cm" svg:x2="9.811cm" svg:y2="20.815cm" draw:start-shape="id40" draw:start-glue-point="2" draw:end-shape="id42" draw:end-glue-point="0" svg:d="M5048 14791l4763 6024" svg:viewBox="0 0 4764 6025">
          <text:p/>
        </draw:connector>
        <draw:connector draw:style-name="gr5" draw:text-style-name="P5" draw:layer="layout" draw:type="line" svg:x1="4.571cm" svg:y1="18.25cm" svg:x2="9.811cm" svg:y2="20.815cm" draw:start-shape="id44" draw:start-glue-point="2" draw:end-shape="id42" draw:end-glue-point="0" svg:d="M4571 18250l5240 2565" svg:viewBox="0 0 5241 2566">
          <text:p/>
        </draw:connector>
        <draw:connector draw:style-name="gr5" draw:text-style-name="P5" draw:layer="layout" draw:type="line" svg:x1="6.555cm" svg:y1="17.861cm" svg:x2="14.335cm" svg:y2="11.039cm" draw:start-shape="id44" draw:start-glue-point="1" draw:end-shape="id46" draw:end-glue-point="3" svg:d="M6555 17861l7780-6822" svg:viewBox="0 0 7781 6823">
          <text:p/>
        </draw:connector>
        <draw:connector draw:style-name="gr5" draw:text-style-name="P5" draw:layer="layout" draw:type="line" svg:x1="13.418cm" svg:y1="14.77cm" svg:x2="15.922cm" svg:y2="12.706cm" draw:start-shape="id48" draw:start-glue-point="0" draw:end-shape="id41" draw:end-glue-point="6" svg:d="M13418 14770l2504-2064" svg:viewBox="0 0 2505 2065">
          <text:p/>
        </draw:connector>
        <draw:connector draw:style-name="gr5" draw:text-style-name="P5" draw:layer="layout" draw:type="line" svg:x1="13.144cm" svg:y1="18.125cm" svg:x2="15.763cm" svg:y2="20.168cm" draw:start-shape="id49" draw:start-glue-point="2" draw:end-shape="id45" draw:end-glue-point="6" svg:d="M13144 18125l2619 2043" svg:viewBox="0 0 2620 2044">
          <text:p/>
        </draw:connector>
        <draw:connector draw:style-name="gr5" draw:text-style-name="P5" draw:layer="layout" draw:type="line" svg:x1="13.418cm" svg:y1="15.573cm" svg:x2="9.811cm" svg:y2="20.815cm" draw:start-shape="id48" draw:start-glue-point="2" draw:end-shape="id42" draw:end-glue-point="0" svg:d="M13418 15573l-3607 5242" svg:viewBox="0 0 3608 5243">
          <text:p/>
        </draw:connector>
        <draw:connector draw:style-name="gr5" draw:text-style-name="P5" draw:layer="layout" draw:type="line" svg:x1="13.144cm" svg:y1="18.125cm" svg:x2="9.811cm" svg:y2="20.815cm" draw:start-shape="id49" draw:start-glue-point="2" draw:end-shape="id42" draw:end-glue-point="0" svg:d="M13144 18125l-3333 2690" svg:viewBox="0 0 3334 2691">
          <text:p/>
        </draw:connector>
        <draw:custom-shape draw:style-name="gr3" draw:text-style-name="P3" xml:id="id40" draw:id="id40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4" draw:id="id44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9" draw:id="id49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7" draw:id="id47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51" draw:id="id51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524cm" svg:y1="9.516cm" svg:x2="4.254cm" svg:y2="10.938cm" draw:start-shape="id51" draw:end-shape="id38" draw:end-glue-point="0" svg:d="M5524 9516l-1270 1422" svg:viewBox="0 0 1271 1423">
          <text:p/>
        </draw:connector>
        <draw:connector draw:style-name="gr5" draw:text-style-name="P5" draw:layer="layout" draw:type="line" svg:x1="7.985cm" svg:y1="9.13cm" svg:x2="15.682cm" svg:y2="9.575cm" draw:start-shape="id51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14" draw:text-style-name="P7" draw:layer="layout" svg:width="12.7cm" svg:height="5.397cm" svg:x="5.603cm" svg:y="19.256cm">
          <text:p text:style-name="P6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5.239cm" svg:height="2.381cm" svg:x="7.032cm" svg:y="4.016cm">
          <text:p text:style-name="P6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52" draw:id="id52" draw:layer="layout" svg:width="4.445cm" svg:height="0.803cm" draw:transform="skewX (-0.00628318530717958) rotate (-0.00628318530718033) translate (7.349cm 5.127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3" draw:id="id53" draw:layer="layout" svg:width="3.968cm" svg:height="0.803cm" draw:transform="skewX (-0.00628318530717958) rotate (-0.00628318530718033) translate (13.065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1.794cm" svg:y1="5.556cm" svg:x2="13.065cm" svg:y2="5.176cm" draw:start-shape="id52" draw:start-glue-point="1" draw:end-shape="id53" draw:end-glue-point="3" svg:d="M11794 5556l1271-380" svg:viewBox="0 0 1272 381">
          <text:p/>
        </draw:connector>
        <draw:frame draw:style-name="gr7" draw:text-style-name="P9" draw:layer="layout" svg:width="7.62cm" svg:height="0.721cm" svg:x="1.635cm" svg:y="2.59cm">
          <draw:text-box>
            <text:p text:style-name="P8"><text:span text:style-name="T3"><loext:page-name>&lt;page-name&gt;</loext:page-name></text:span></text:p>
          </draw:text-box>
        </draw:frame>
        <draw:frame draw:style-name="gr8" draw:text-style-name="P10" draw:layer="layout" svg:width="8.889cm" svg:height="0.877cm" svg:x="2.273cm" svg:y="25.752cm">
          <draw:text-box>
            <text:p><text:span text:style-name="T4">Add-Hoc Call:</text:span><text:span text:style-name="T5"> A user written un-named PL/SQL block that makes one or more calls to WT_ASSERT procedures.</text:span></text:p>
          </draw:text-box>
        </draw:frame>
        <draw:custom-shape draw:style-name="gr28" draw:text-style-name="P2" draw:layer="layout" svg:width="8.234cm" svg:height="4.568cm" svg:x="2.767cm" svg:y="12.783cm">
          <text:p text:style-name="P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56" draw:id="id56" draw:layer="layout" svg:width="3.762cm" svg:height="1.137cm" draw:transform="skewX (-0.00628318530717958) rotate (-0.00628318530718033) translate (6.921cm 15.114cm)">
          <text:p text:style-name="P1"><text:span text:style-name="T1">execute_test_runner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55" draw:id="id55" draw:layer="layout" svg:width="4.445cm" svg:height="1.27cm" svg:x="1.635cm" svg:y="15.482cm">
          <text:p text:style-name="P1"><text:span text:style-name="T6">HOOKS</text:span></text:p>
          <text:p text:style-name="P1"><text:span text:style-name="T6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54" draw:id="id54" draw:layer="layout" svg:width="3.017cm" svg:height="0.803cm" draw:transform="skewX (-0.00628318530717958) rotate (-0.00628318530718033) translate (3.698cm 13.735cm)">
          <text:p text:style-name="P1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206cm" svg:y1="14.547cm" svg:x2="3.857cm" svg:y2="15.482cm" draw:start-shape="id54" draw:start-glue-point="2" draw:end-shape="id55" svg:d="M5206 14547l-1349 935" svg:viewBox="0 0 1350 936">
          <text:p/>
        </draw:connector>
        <draw:connector draw:style-name="gr5" draw:text-style-name="P5" draw:layer="layout" draw:type="line" svg:x1="5.206cm" svg:y1="14.547cm" svg:x2="6.921cm" svg:y2="15.682cm" draw:start-shape="id54" draw:start-glue-point="2" draw:end-shape="id56" svg:d="M5206 14547l1715 1135" svg:viewBox="0 0 1716 1136">
          <text:p/>
        </draw:connector>
        <draw:connector draw:style-name="gr5" draw:text-style-name="P5" draw:layer="layout" draw:type="line" svg:x1="11.794cm" svg:y1="5.556cm" svg:x2="16.241cm" svg:y2="20.368cm" draw:start-shape="id52" draw:end-shape="id57" draw:end-glue-point="0" svg:d="M11794 5556l4447 14812" svg:viewBox="0 0 4448 14813">
          <text:p/>
        </draw:connector>
        <draw:connector draw:style-name="gr5" draw:text-style-name="P5" draw:layer="layout" draw:type="line" svg:x1="14.495cm" svg:y1="21.967cm" svg:x2="16.241cm" svg:y2="21.161cm" draw:start-shape="id58" draw:start-glue-point="2" draw:end-shape="id57" draw:end-glue-point="2" svg:d="M14495 21967l1746-806" svg:viewBox="0 0 1747 807">
          <text:p/>
        </draw:connector>
        <draw:connector draw:style-name="gr5" draw:text-style-name="P5" draw:layer="layout" draw:type="line" svg:x1="8.802cm" svg:y1="15.126cm" svg:x2="9.571cm" svg:y2="5.944cm" draw:start-shape="id56" draw:start-glue-point="0" draw:end-shape="id52" draw:end-glue-point="2" svg:d="M8802 15126l769-9182" svg:viewBox="0 0 770 9183">
          <text:p/>
        </draw:connector>
        <draw:custom-shape draw:style-name="gr15" draw:text-style-name="P11" xml:id="id59" draw:id="id59" draw:layer="layout" svg:width="2.857cm" svg:height="0.803cm" draw:transform="skewX (-0.00628318530717958) rotate (-0.00628318530718033) translate (2.587cm 17.959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015cm" svg:y1="18.771cm" svg:x2="8.866cm" svg:y2="21.014cm" draw:start-shape="id59" draw:start-glue-point="2" draw:end-shape="id60" draw:end-glue-point="0" svg:d="M4015 18771l4851 2243" svg:viewBox="0 0 4852 2244">
          <text:p/>
        </draw:connector>
        <draw:connector draw:style-name="gr5" draw:text-style-name="P5" draw:layer="layout" draw:type="line" svg:x1="4.015cm" svg:y1="18.771cm" svg:x2="8.549cm" svg:y2="22.216cm" draw:start-shape="id59" draw:start-glue-point="2" draw:end-shape="id61" draw:end-glue-point="0" svg:d="M4015 18771l4534 3445" svg:viewBox="0 0 4535 3446">
          <text:p/>
        </draw:connector>
        <draw:connector draw:style-name="gr5" draw:text-style-name="P5" draw:layer="layout" draw:type="line" svg:x1="4.015cm" svg:y1="18.771cm" svg:x2="8.224cm" svg:y2="23.429cm" draw:start-shape="id59" draw:start-glue-point="2" draw:end-shape="id62" draw:end-glue-point="0" svg:d="M4015 18771l4209 4658" svg:viewBox="0 0 4210 4659">
          <text:p/>
        </draw:connector>
        <draw:connector draw:style-name="gr5" draw:text-style-name="P5" draw:layer="layout" draw:type="line" svg:x1="10.533cm" svg:y1="22.63cm" svg:x2="12.749cm" svg:y2="22.603cm" draw:start-shape="id61" draw:end-shape="id63" draw:end-glue-point="3" svg:d="M10533 22630l2216-27" svg:viewBox="0 0 2217 28">
          <text:p/>
        </draw:connector>
        <draw:connector draw:style-name="gr5" draw:text-style-name="P5" draw:layer="layout" draw:type="line" svg:x1="10.208cm" svg:y1="23.843cm" svg:x2="12.749cm" svg:y2="22.603cm" draw:start-shape="id62" draw:end-shape="id63" draw:end-glue-point="3" svg:d="M10208 23843l2541-1240" svg:viewBox="0 0 2542 1241">
          <text:p/>
        </draw:connector>
        <draw:custom-shape draw:style-name="gr16" draw:text-style-name="P3" xml:id="id63" draw:id="id63" draw:layer="layout" svg:width="3.491cm" svg:height="1.296cm" draw:transform="skewX (-0.00628318530717959) rotate (-0.00628318530718033) translate (12.749cm 21.955cm)">
          <text:p text:style-name="P1"><text:span text:style-name="T1">process_assetion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85cm" svg:y1="21.428cm" svg:x2="12.749cm" svg:y2="22.603cm" draw:start-shape="id60" draw:start-glue-point="1" draw:end-shape="id63" draw:end-glue-point="3" svg:d="M10850 21428l1899 1175" svg:viewBox="0 0 1900 1176">
          <text:p/>
        </draw:connector>
        <draw:custom-shape draw:style-name="gr3" draw:text-style-name="P3" xml:id="id60" draw:id="id60" draw:layer="layout" svg:width="3.968cm" svg:height="0.803cm" draw:transform="skewX (-0.00628318530717958) rotate (-0.00628318530718033) translate (6.882cm 21.00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6.565cm 22.204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2" draw:id="id62" draw:layer="layout" svg:width="3.968cm" svg:height="0.803cm" draw:transform="skewX (-0.00628318530717958) rotate (-0.00628318530718033) translate (6.24cm 23.41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4" draw:id="id64" draw:layer="layout" svg:width="3.492cm" svg:height="0.793cm" svg:x="8.461cm" svg:y="19.573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494cm" svg:y1="21.966cm" svg:x2="10.207cm" svg:y2="20.366cm" draw:start-shape="id63" draw:start-glue-point="0" draw:end-shape="id64" draw:end-glue-point="2" svg:d="M14494 21966l-4287-1600" svg:viewBox="0 0 4288 1601">
          <text:p/>
        </draw:connector>
        <draw:connector draw:style-name="gr5" draw:text-style-name="P5" draw:layer="layout" draw:type="line" svg:x1="4.015cm" svg:y1="18.771cm" svg:x2="8.461cm" svg:y2="19.969cm" draw:start-shape="id59" draw:start-glue-point="2" draw:end-shape="id64" svg:d="M4015 18771l4446 1198" svg:viewBox="0 0 4447 1199">
          <text:p/>
        </draw:connector>
        <draw:connector draw:style-name="gr5" draw:text-style-name="P5" draw:layer="layout" draw:type="line" svg:x1="14.494cm" svg:y1="21.966cm" svg:x2="8.802cm" svg:y2="16.263cm" draw:start-shape="id63" draw:start-glue-point="0" draw:end-shape="id56" draw:end-glue-point="2" svg:d="M14494 21966l-5692-5703" svg:viewBox="0 0 5693 5704">
          <text:p/>
        </draw:connector>
        <draw:connector draw:style-name="gr5" draw:text-style-name="P5" draw:layer="layout" draw:type="line" svg:x1="11.794cm" svg:y1="5.556cm" svg:x2="10.207cm" svg:y2="19.573cm" draw:start-shape="id52" draw:start-glue-point="1" draw:end-shape="id64" draw:end-glue-point="0" svg:d="M11794 5556l-1587 14017" svg:viewBox="0 0 1588 14018">
          <text:p/>
        </draw:connector>
        <draw:custom-shape draw:style-name="gr29" draw:text-style-name="P2" draw:layer="layout" svg:width="5.505cm" svg:height="2.614cm" svg:x="15.085cm" svg:y="14.017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5" draw:id="id65" draw:layer="layout" svg:width="4.762cm" svg:height="0.793cm" svg:x="15.511cm" svg:y="15.361cm">
          <text:p text:style-name="P1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5" xml:id="id58" draw:id="id58" draw:layer="layout" draw:type="line" svg:x1="14.495cm" svg:y1="21.967cm" svg:x2="17.892cm" svg:y2="16.154cm" draw:end-shape="id65" draw:end-glue-point="2" svg:d="M14495 21967l3397-5813" svg:viewBox="0 0 3398 5814">
          <text:p/>
        </draw:connector>
        <draw:custom-shape draw:style-name="gr11" draw:text-style-name="P4" xml:id="id57" draw:id="id57" draw:layer="layout" svg:width="3.493cm" svg:height="0.793cm" svg:x="14.495cm" svg:y="20.368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11-26">11/26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55</meta:editing-cycles>
    <meta:editing-duration>P2DT6H5M13S</meta:editing-duration>
    <dc:date>2018-11-26T22:58:41.629000000</dc:date>
    <meta:generator>LibreOffice/5.3.6.1$Windows_X86_64 LibreOffice_project/686f202eff87ef707079aeb7f485847613344eb7</meta:generator>
    <meta:document-statistic meta:object-count="172"/>
  </office:meta>
</office:document-meta>
</file>